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295" officeooo:paragraph-rsid="00119295"/>
    </style:style>
    <style:style style:name="P2" style:family="paragraph" style:parent-style-name="Standard">
      <style:text-properties officeooo:rsid="00119295" officeooo:paragraph-rsid="00119295"/>
    </style:style>
    <style:style style:name="P3" style:family="paragraph" style:parent-style-name="Standard">
      <style:text-properties officeooo:rsid="0012552d" officeooo:paragraph-rsid="0012552d"/>
    </style:style>
    <style:style style:name="P4" style:family="paragraph" style:parent-style-name="Standard">
      <style:text-properties officeooo:rsid="00142e71" officeooo:paragraph-rsid="00142e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E PROJET PUZZLE-GAME</text:p>
      <text:p text:style-name="P1"/>
      <text:p text:style-name="P1">Grille 6*6 :</text:p>
      <text:p text:style-name="P1"><text:tab/>4 couleurs :</text:p>
      <text:p text:style-name="P1"><text:tab/><text:tab/>Rouge : FEU</text:p>
      <text:p text:style-name="P1"><text:tab/><text:tab/>Vert : PLANTE</text:p>
      <text:p text:style-name="P1"><text:tab/><text:tab/>Bleu : EAU</text:p>
      <text:p text:style-name="P1"><text:tab/><text:tab/>Jaune : HEAL</text:p>
      <text:p text:style-name="P1"><text:tab/>Trinité élémentaire</text:p>
      <text:p text:style-name="P3"><text:tab/>Élément adaptatif en fonction du coup précédent</text:p>
      <text:p text:style-name="P1"/>
      <text:p text:style-name="P1"/>
      <text:p text:style-name="P1">Système de déplacements sur une carte</text:p>
      <text:p text:style-name="P1">Rencontre semi aléatoire</text:p>
      <text:p text:style-name="P1">Déplacements au dés</text:p>
      <text:p text:style-name="P1">Complexité Mobs + avancements (map)</text:p>
      <text:p text:style-name="P1">Histoire ???</text:p>
      <text:p text:style-name="P1"/>
      <text:p text:style-name="P1"/>
      <text:p text:style-name="P3">3 IA :</text:p>
      <text:p text:style-name="P3"/>
      <text:p text:style-name="P3">- Prend la première possibilité dans la grille</text:p>
      <text:p text:style-name="P3">- Prend la possibilité la plus longue dans la grille</text:p>
      <text:p text:style-name="P3">- Prend la possibilité qui fait le plus de dégâts (+ heal??)</text:p>
      <text:p text:style-name="P3"/>
      <text:p text:style-name="P3"/>
      <text:p text:style-name="P3"/>
      <text:p text:style-name="P4">Grille complète de combat :</text:p>
      <text:p text:style-name="P4"/>
      <text:p text:style-name="P4">1ere grille :</text:p>
      <text:p text:style-name="P4"><text:tab/>Remplissage aléatoire des cases vides</text:p>
      <text:p text:style-name="P4"/>
      <text:p text:style-name="P4">2eme grille :</text:p>
      <text:p text:style-name="P4"><text:tab/>12 * 6 </text:p>
      <text:p text:style-name="P4"><text:tab/>Les 6 lignes du haut ne sont pas affichés afin de préparer à l’avance la chute des pièces <text:tab/>suiva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1:41:32.321401921</meta:creation-date>
    <dc:date>2018-01-08T14:26:49.304214229</dc:date>
    <meta:editing-duration>PT6M3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20" meta:character-count="662" meta:non-whitespace-character-count="550"/>
  </office:meta>
</office:document-meta>
</file>